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060b39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Azione_20_attore">
      <style:text-properties officeooo:rsid="000463c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463cd"/>
    </style:style>
    <style:style style:name="T6" style:family="text">
      <style:text-properties officeooo:rsid="00060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276024" text:style-name="Numerazione_20_UC">
              <text:list-item text:start-value="1">
                <text:p text:style-name="Azione_20_attore">Il genitore va alla sezione Attività didattiche</text:p>
                <text:p text:style-name="Azione_20_sistema"/>
              </text:list-item>
              <text:list-item>
                <text:p text:style-name="Azione_20_sistema"><text:s/>Il sistema genera la pagina Attività didattiche <text:span text:style-name="T5">delle classi </text:span></text:p>
                <text:p text:style-name="P7"><text:s text:c="15"/>di cui i propri figli fanno parte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le Attività didattiche 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5"/>
      <text:p text:style-name="P6"><text:span text:style-name="T6">Genitore visualizza le attività didattic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35S</meta:editing-duration>
    <meta:editing-cycles>10</meta:editing-cycles>
    <meta:generator>LibreOffice/3.6$Windows_x86 LibreOffice_project/da8c1e6-fd468f4-454e206-f42a4a9-143cfd</meta:generator>
    <dc:date>2012-10-22T20:16:53.30</dc:date>
    <meta:document-statistic meta:table-count="1" meta:image-count="0" meta:object-count="0" meta:page-count="1" meta:paragraph-count="18" meta:word-count="91" meta:character-count="630" meta:non-whitespace-character-count="541"/>
  </office:meta>
</office:document-meta>
</file>